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3366" style:text-line-through-type="none" style:text-line-through-style="none" style:text-line-through-width="auto" style:text-line-through-color="font-color" style:text-position="30% 66.6667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3366" style:text-line-through-type="none" style:text-line-through-style="none" style:text-line-through-width="auto" style:text-line-through-color="font-color" style:text-position="30% 66.6667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4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5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70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7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42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45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91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48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94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6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97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66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6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30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3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3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39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85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88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651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</office:automatic-styles>
  <office:body>
    <office:presentation>
      <draw:page draw:name="Slide1" draw:style-name="a617" draw:master-page-name="Master1-Layout1-title-Title-Slide" presentation:presentation-page-layout-name="Master1-PPL1" draw:id="Slide-256">
        <draw:frame draw:id="id158" presentation:style-name="a620" draw:name="Rectangle 2" svg:x="1.02431in" svg:y="1.55903in" svg:width="8.5in" svg:height="1.25in" presentation:class="title" presentation:placeholder="false">
          <draw:text-box>
            <text:p text:style-name="a619" text:class-names="" text:cond-style-name=""><text:span text:style-name="a618" text:class-names="">Making PowerPoint Slides</text:span></text:p>
          </draw:text-box>
          <svg:title/>
          <svg:desc/>
        </draw:frame>
        <draw:frame draw:id="id159" presentation:style-name="a623" draw:name="Rectangle 3" svg:x="5.11111in" svg:y="3.20139in" svg:width="4in" svg:height="1.99306in" presentation:class="subtitle" presentation:placeholder="false">
          <draw:text-box>
            <text:p text:style-name="a622" text:class-names="" text:cond-style-name=""><text:span text:style-name="a621" text:class-names="">Avoiding the Pitfalls of Bad Slides</text:span></text:p>
          </draw:text-box>
          <svg:title/>
          <svg:desc/>
        </draw:frame>
      </draw:page>
      <draw:page draw:name="Slide16" draw:style-name="a624" draw:master-page-name="Master1-Layout4-twoObj-Two-Content" presentation:presentation-page-layout-name="Master1-PPL4" draw:id="Slide-271">
        <draw:frame draw:id="id160" presentation:style-name="a627" draw:name="Rectangle 2" svg:x="1in" svg:y="0.83333in" svg:width="8.75in" svg:height="1.25in" presentation:class="title" presentation:placeholder="false">
          <draw:text-box>
            <text:p text:style-name="a626" text:class-names="" text:cond-style-name=""><text:span text:style-name="a625" text:class-names="">Tips to be Covered</text:span></text:p>
          </draw:text-box>
          <svg:title/>
          <svg:desc/>
        </draw:frame>
        <draw:frame draw:id="id161" presentation:style-name="a667" draw:name="Rectangle 3" svg:x="1in" svg:y="2.91667in" svg:width="4.29167in" svg:height="3.75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Outlines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Slide Structure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Fonts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Colour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Background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Graphs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Spelling and Grammar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Conclusions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Questions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  <draw:frame draw:id="id162" presentation:style-name="a674" draw:name="Rectangle 4" svg:x="5.45833in" svg:y="2.91667in" svg:width="4.29167in" svg:height="3.75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9" draw:style-name="a675" draw:master-page-name="Master1-Layout2-obj-Title-and-Content" presentation:presentation-page-layout-name="Master1-PPL2" draw:id="Slide-274">
        <draw:frame draw:id="id163" presentation:style-name="a678" draw:name="Rectangle 2" svg:x="1in" svg:y="0.83333in" svg:width="8.75in" svg:height="1.25in" presentation:class="title" presentation:placeholder="false">
          <draw:text-box>
            <text:p text:style-name="a677" text:class-names="" text:cond-style-name=""><text:span text:style-name="a676" text:class-names="">Outline<text:tab/></text:span></text:p>
          </draw:text-box>
          <svg:title/>
          <svg:desc/>
        </draw:frame>
        <draw:frame draw:id="id164" presentation:style-name="a698" draw:name="Rectangle 3" svg:x="1in" svg:y="2.58333in" svg:width="8.75in" svg:height="4.08333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79" text:class-names="">Make your 1</text:span><text:span text:style-name="a680" text:class-names="">st</text:span><text:span text:style-name="a681" text:class-names=""><text:s text:c="1"/>or 2</text:span><text:span text:style-name="a682" text:class-names="">nd</text:span><text:span text:style-name="a683" text:class-names=""><text:s text:c="1"/>slide an outline of your presentation</text:span></text:p>
              </text:list-item>
            </text:list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Ex: previous slide</text:span></text:p>
                  </text:list-item>
                </text:list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Follow the order of your outline for the rest of the presentation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Only place main points on the outline slide</text:span></text:p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Ex: Use the titles of each slide as main points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5.11111in" svg:y="3.20139in" svg:width="4in" svg:height="1.99306in"/>
      <presentation:placeholder presentation:object="date-time" svg:x="2.91667in" svg:y="7.16667in" svg:width="2.08333in" svg:height="0.33333in"/>
      <presentation:placeholder presentation:object="footer" svg:x="5.68229in" svg:y="7.16667in" svg:width="3.58681in" svg:height="0.33333in"/>
      <presentation:placeholder presentation:object="page-number" svg:x="0.01042in" svg:y="6.95486in" svg:width="0.64236in" svg:height="0.53472in"/>
      <presentation:placeholder presentation:object="title" svg:x="1.02431in" svg:y="1.55903in" svg:width="8.5in" svg:height="1.25in"/>
    </style:presentation-page-layout>
    <style:presentation-page-layout style:name="Master1-PPL2" style:display-name="Title and Content">
      <presentation:placeholder presentation:object="title" svg:x="1in" svg:y="0.83333in" svg:width="8.75in" svg:height="1.25in"/>
      <presentation:placeholder presentation:object="object" svg:x="1in" svg:y="2.58333in" svg:width="8.75in" svg:height="4.08333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4" style:display-name="Two Content">
      <presentation:placeholder presentation:object="title" svg:x="1in" svg:y="0.83333in" svg:width="8.75in" svg:height="1.25in"/>
      <presentation:placeholder presentation:object="object" svg:x="1in" svg:y="2.58333in" svg:width="4.29167in" svg:height="4.08333in"/>
      <presentation:placeholder presentation:object="object" svg:x="5.45833in" svg:y="2.58333in" svg:width="4.29167in" svg:height="4.08333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6" style:display-name="Title Only">
      <presentation:placeholder presentation:object="title" svg:x="1in" svg:y="0.83333in" svg:width="8.75in" svg:height="1.25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7" style:display-name="Blank"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10" style:display-name="Title and Vertical Text">
      <presentation:placeholder presentation:object="title" svg:x="1in" svg:y="0.83333in" svg:width="8.75in" svg:height="1.25in"/>
      <presentation:placeholder presentation:object="outline" svg:x="1in" svg:y="2.58333in" svg:width="8.75in" svg:height="4.08333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11" style:display-name="Vertical Title and Text">
      <presentation:placeholder presentation:object="title" svg:x="7.5625in" svg:y="0.83333in" svg:width="2.1875in" svg:height="5.83333in"/>
      <presentation:placeholder presentation:object="outline" svg:x="1in" svg:y="0.83333in" svg:width="6.39583in" svg:height="5.83333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presentation-page-layout style:name="Master1-PPL12" style:display-name="Title, Chart and Text">
      <presentation:placeholder presentation:object="title" svg:x="1in" svg:y="0.83333in" svg:width="8.75in" svg:height="1.25in"/>
      <presentation:placeholder presentation:object="chart" svg:x="1in" svg:y="2.58333in" svg:width="4.29167in" svg:height="4.08333in"/>
      <presentation:placeholder presentation:object="outline" svg:x="5.45833in" svg:y="2.58333in" svg:width="4.29167in" svg:height="4.08333in"/>
      <presentation:placeholder presentation:object="date-time" svg:x="7.66667in" svg:y="7.16667in" svg:width="2.08333in" svg:height="0.33333in"/>
      <presentation:placeholder presentation:object="footer" svg:x="3.21181in" svg:y="7.14063in" svg:width="3.16667in" svg:height="0.33333in"/>
      <presentation:placeholder presentation:object="page-number" svg:x="0.09201in" svg:y="6.9375in" svg:width="0.64236in" svg:height="0.53472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2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19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39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4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1.7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2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no-wrap" fo:padding-top="0.05in" fo:padding-bottom="0.05in" fo:padding-left="0.1in" fo:padding-right="0.1in" draw:textarea-vertical-align="middle" draw:textarea-horizontal-align="center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2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no-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9c98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0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33333in" style:font-size-asian="0.33333in" style:font-size-complex="0.33333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no-wrap" fo:padding-top="0.05in" fo:padding-bottom="0.05in" fo:padding-left="0.1in" fo:padding-right="0.1in" draw:textarea-vertical-align="middle" draw:textarea-horizontal-align="left" draw:fill="solid" draw:fill-color="#00336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8">
      <style:graphic-properties fo:wrap-option="no-wrap" fo:padding-top="0.05in" fo:padding-bottom="0.05in" fo:padding-left="0.1in" fo:padding-right="0.1in" draw:textarea-vertical-align="middle" draw:textarea-horizontal-align="left" draw:fill="solid" draw:fill-color="#99cc9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4">
      <style:text-properties fo:font-variant="normal" fo:text-transform="none" fo:color="#99cc9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8889in" style:font-size-asian="0.38889in" style:font-size-complex="0.38889in" fo:letter-spacing="0in" fo:language="uk" fo:country="U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0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88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126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36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47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52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503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21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476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255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47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507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192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5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222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195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382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198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449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226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85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413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163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88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57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91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417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603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94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57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355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607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97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293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59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297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482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326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49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11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34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267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9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30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453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8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457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92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421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80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175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611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83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205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363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86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178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615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67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30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53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72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34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57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76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270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114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38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23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273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301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42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118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276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499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461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05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46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29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246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181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15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75%"/>
      </text:list-level-style-bullet>
    </text:list-style>
    <text:list-style style:name="a590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249">
      <text:list-level-style-bullet text:level="1" text:bullet-char="–">
        <style:list-level-properties text:space-before="0.0625in" text:min-label-width="0.3125in"/>
        <style:text-properties fo:color="#003366" fo:font-size="75%"/>
      </text:list-level-style-bullet>
      <text:list-level-style-bullet text:level="2" text:bullet-char="–">
        <style:list-level-properties text:space-before="0.5in" text:min-label-width="0.3125in"/>
        <style:text-properties fo:color="#003366" fo:font-size="75%"/>
      </text:list-level-style-bullet>
      <text:list-level-style-bullet text:level="3" text:bullet-char="–">
        <style:list-level-properties text:space-before="0.9375in" text:min-label-width="0.3125in"/>
        <style:text-properties fo:color="#003366" fo:font-size="75%"/>
      </text:list-level-style-bullet>
      <text:list-level-style-bullet text:level="4" text:bullet-char="–">
        <style:list-level-properties text:space-before="1.4375in" text:min-label-width="0.3125in"/>
        <style:text-properties fo:color="#003366" fo:font-size="75%"/>
      </text:list-level-style-bullet>
      <text:list-level-style-bullet text:level="5" text:bullet-char="–">
        <style:list-level-properties text:space-before="1.9375in" text:min-label-width="0.3125in"/>
        <style:text-properties fo:color="#003366" fo:font-size="75%"/>
      </text:list-level-style-bullet>
      <text:list-level-style-bullet text:level="6" text:bullet-char="–">
        <style:list-level-properties text:space-before="2.4375in" text:min-label-width="0.3125in"/>
        <style:text-properties fo:color="#003366" fo:font-size="75%"/>
      </text:list-level-style-bullet>
      <text:list-level-style-bullet text:level="7" text:bullet-char="–">
        <style:list-level-properties text:space-before="2.9375in" text:min-label-width="0.3125in"/>
        <style:text-properties fo:color="#003366" fo:font-size="75%"/>
      </text:list-level-style-bullet>
      <text:list-level-style-bullet text:level="8" text:bullet-char="–">
        <style:list-level-properties text:space-before="3.4375in" text:min-label-width="0.3125in"/>
        <style:text-properties fo:color="#003366" fo:font-size="75%"/>
      </text:list-level-style-bullet>
      <text:list-level-style-bullet text:level="9" text:bullet-char="–">
        <style:list-level-properties text:space-before="3.9375in" text:min-label-width="0.3125in"/>
        <style:text-properties fo:color="#003366" fo:font-size="75%"/>
      </text:list-level-style-bullet>
    </text:list-style>
    <text:list-style style:name="a184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18">
      <text:list-level-style-bullet text:level="1" text:bullet-char="–">
        <style:list-level-properties text:space-before="0.125in" text:min-label-width="0.25in"/>
        <style:text-properties fo:color="#003366" fo:font-size="80%"/>
      </text:list-level-style-bullet>
      <text:list-level-style-bullet text:level="2" text:bullet-char="–">
        <style:list-level-properties text:space-before="0.5625in" text:min-label-width="0.25in"/>
        <style:text-properties fo:color="#003366" fo:font-size="80%"/>
      </text:list-level-style-bullet>
      <text:list-level-style-bullet text:level="3" text:bullet-char="–">
        <style:list-level-properties text:space-before="1in" text:min-label-width="0.25in"/>
        <style:text-properties fo:color="#003366" fo:font-size="80%"/>
      </text:list-level-style-bullet>
      <text:list-level-style-bullet text:level="4" text:bullet-char="–">
        <style:list-level-properties text:space-before="1.5in" text:min-label-width="0.25in"/>
        <style:text-properties fo:color="#003366" fo:font-size="80%"/>
      </text:list-level-style-bullet>
      <text:list-level-style-bullet text:level="5" text:bullet-char="–">
        <style:list-level-properties text:space-before="2in" text:min-label-width="0.25in"/>
        <style:text-properties fo:color="#003366" fo:font-size="80%"/>
      </text:list-level-style-bullet>
      <text:list-level-style-bullet text:level="6" text:bullet-char="–">
        <style:list-level-properties text:space-before="2.5in" text:min-label-width="0.25in"/>
        <style:text-properties fo:color="#003366" fo:font-size="80%"/>
      </text:list-level-style-bullet>
      <text:list-level-style-bullet text:level="7" text:bullet-char="–">
        <style:list-level-properties text:space-before="3in" text:min-label-width="0.25in"/>
        <style:text-properties fo:color="#003366" fo:font-size="80%"/>
      </text:list-level-style-bullet>
      <text:list-level-style-bullet text:level="8" text:bullet-char="–">
        <style:list-level-properties text:space-before="3.5in" text:min-label-width="0.25in"/>
        <style:text-properties fo:color="#003366" fo:font-size="80%"/>
      </text:list-level-style-bullet>
      <text:list-level-style-bullet text:level="9" text:bullet-char="–">
        <style:list-level-properties text:space-before="4in" text:min-label-width="0.25in"/>
        <style:text-properties fo:color="#003366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l">
        <style:list-level-properties text:space-before="0.125in" text:min-label-width="0.25in"/>
        <style:text-properties fo:color="#003366" fo:font-family="Wingdings" style:font-pitch="variable" fo:font-size="65%"/>
      </text:list-level-style-bullet>
      <text:list-level-style-bullet text:level="2" text:bullet-char="l">
        <style:list-level-properties text:space-before="0.5625in" text:min-label-width="0.25in"/>
        <style:text-properties fo:color="#003366" fo:font-family="Wingdings" style:font-pitch="variable" fo:font-size="65%"/>
      </text:list-level-style-bullet>
      <text:list-level-style-bullet text:level="3" text:bullet-char="l">
        <style:list-level-properties text:space-before="1in" text:min-label-width="0.25in"/>
        <style:text-properties fo:color="#003366" fo:font-family="Wingdings" style:font-pitch="variable" fo:font-size="65%"/>
      </text:list-level-style-bullet>
      <text:list-level-style-bullet text:level="4" text:bullet-char="l">
        <style:list-level-properties text:space-before="1.5in" text:min-label-width="0.25in"/>
        <style:text-properties fo:color="#003366" fo:font-family="Wingdings" style:font-pitch="variable" fo:font-size="65%"/>
      </text:list-level-style-bullet>
      <text:list-level-style-bullet text:level="5" text:bullet-char="l">
        <style:list-level-properties text:space-before="2in" text:min-label-width="0.25in"/>
        <style:text-properties fo:color="#003366" fo:font-family="Wingdings" style:font-pitch="variable" fo:font-size="65%"/>
      </text:list-level-style-bullet>
      <text:list-level-style-bullet text:level="6" text:bullet-char="l">
        <style:list-level-properties text:space-before="2.5in" text:min-label-width="0.25in"/>
        <style:text-properties fo:color="#003366" fo:font-family="Wingdings" style:font-pitch="variable" fo:font-size="65%"/>
      </text:list-level-style-bullet>
      <text:list-level-style-bullet text:level="7" text:bullet-char="l">
        <style:list-level-properties text:space-before="3in" text:min-label-width="0.25in"/>
        <style:text-properties fo:color="#003366" fo:font-family="Wingdings" style:font-pitch="variable" fo:font-size="65%"/>
      </text:list-level-style-bullet>
      <text:list-level-style-bullet text:level="8" text:bullet-char="l">
        <style:list-level-properties text:space-before="3.5in" text:min-label-width="0.25in"/>
        <style:text-properties fo:color="#003366" fo:font-family="Wingdings" style:font-pitch="variable" fo:font-size="65%"/>
      </text:list-level-style-bullet>
      <text:list-level-style-bullet text:level="9" text:bullet-char="l">
        <style:list-level-properties text:space-before="4in" text:min-label-width="0.25in"/>
        <style:text-properties fo:color="#003366" fo:font-family="Wingdings" style:font-pitch="variable" fo:font-size="65%"/>
      </text:list-level-style-bullet>
    </text:list-style>
    <text:list-style style:name="a151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218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561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155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379">
      <text:list-level-style-bullet text:level="1" text:bullet-char="l">
        <style:list-level-properties text:space-before="0in" text:min-label-width="0.375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4375in" text:min-label-width="0.37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0.875in" text:min-label-width="0.375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375in" text:min-label-width="0.37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1.875in" text:min-label-width="0.375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375in" text:min-label-width="0.37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2.875in" text:min-label-width="0.375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375in" text:min-label-width="0.37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3.875in" text:min-label-width="0.375in"/>
        <style:text-properties fo:color="#003366" fo:font-family="Wingdings" style:font-pitch="variable" fo:font-size="75%"/>
      </text:list-level-style-bullet>
    </text:list-style>
    <text:list-style style:name="a409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159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  <text:list-style style:name="a122">
      <text:list-level-style-bullet text:level="1" text:bullet-char="l">
        <style:list-level-properties text:space-before="0in"/>
        <style:text-properties fo:color="#003366" fo:font-family="Wingdings" style:font-pitch="variable" fo:font-size="75%"/>
      </text:list-level-style-bullet>
      <text:list-level-style-bullet text:level="2" text:bullet-char="l">
        <style:list-level-properties text:space-before="0.5in"/>
        <style:text-properties fo:color="#003366" fo:font-family="Wingdings" style:font-pitch="variable" fo:font-size="75%"/>
      </text:list-level-style-bullet>
      <text:list-level-style-bullet text:level="3" text:bullet-char="l">
        <style:list-level-properties text:space-before="1in"/>
        <style:text-properties fo:color="#003366" fo:font-family="Wingdings" style:font-pitch="variable" fo:font-size="75%"/>
      </text:list-level-style-bullet>
      <text:list-level-style-bullet text:level="4" text:bullet-char="l">
        <style:list-level-properties text:space-before="1.5in"/>
        <style:text-properties fo:color="#003366" fo:font-family="Wingdings" style:font-pitch="variable" fo:font-size="75%"/>
      </text:list-level-style-bullet>
      <text:list-level-style-bullet text:level="5" text:bullet-char="l">
        <style:list-level-properties text:space-before="2in"/>
        <style:text-properties fo:color="#003366" fo:font-family="Wingdings" style:font-pitch="variable" fo:font-size="75%"/>
      </text:list-level-style-bullet>
      <text:list-level-style-bullet text:level="6" text:bullet-char="l">
        <style:list-level-properties text:space-before="2.5in"/>
        <style:text-properties fo:color="#003366" fo:font-family="Wingdings" style:font-pitch="variable" fo:font-size="75%"/>
      </text:list-level-style-bullet>
      <text:list-level-style-bullet text:level="7" text:bullet-char="l">
        <style:list-level-properties text:space-before="3in"/>
        <style:text-properties fo:color="#003366" fo:font-family="Wingdings" style:font-pitch="variable" fo:font-size="75%"/>
      </text:list-level-style-bullet>
      <text:list-level-style-bullet text:level="8" text:bullet-char="l">
        <style:list-level-properties text:space-before="3.5in"/>
        <style:text-properties fo:color="#003366" fo:font-family="Wingdings" style:font-pitch="variable" fo:font-size="75%"/>
      </text:list-level-style-bullet>
      <text:list-level-style-bullet text:level="9" text:bullet-char="l">
        <style:list-level-properties text:space-before="4in"/>
        <style:text-properties fo:color="#003366" fo:font-family="Wingdings" style:font-pitch="variable" fo:font-size="75%"/>
      </text:list-level-style-bullet>
    </text:list-style>
  </office:automatic-styles>
  <office:master-styles>
    <draw:layer-set>
      <draw:layer draw:name="Master1-bg" draw:protected="true"/>
    </draw:layer-set>
    <style:master-page style:name="Master1-Capsules" style:page-layout-name="pageLayout1" draw:style-name="a0">
      <draw:g draw:name="Group 2" draw:id="id0">
        <svg:title/>
        <svg:desc/>
        <draw:custom-shape svg:x="0in" svg:y="0in" svg:width="0.83333in" svg:height="7.5in" draw:id="id10" draw:style-name="a43" draw:name="Rectangle 3">
          <svg:title/>
          <svg:desc/>
          <text:list text:style-name="a42">
            <text:list-item>
              <text:p text:style-name="a41" text:class-names="" text:cond-style-name=""><text:span text:style-name="a4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1" draw:style-name="a47" draw:name="Rectangle 4">
          <svg:title/>
          <svg:desc/>
          <text:list text:style-name="a46">
            <text:list-item>
              <text:p text:style-name="a45" text:class-names="" text:cond-style-name=""><text:span text:style-name="a4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" draw:style-name="a3" draw:name="AutoShape 5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2" presentation:style-name="a6" draw:name="Rectangle 6" svg:x="1in" svg:y="0.83333in" svg:width="8.75in" svg:height="1.2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3" presentation:style-name="a22" draw:name="Rectangle 7" svg:x="1in" svg:y="2.58333in" svg:width="8.75in" svg:height="4.08333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5" draw:name="Rectangle 8" svg:x="7.66667in" svg:y="7.16667in" svg:width="2.08333in" svg:height="0.33333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5" presentation:style-name="a28" draw:name="Rectangle 9" svg:x="3.21181in" svg:y="7.14063in" svg:width="3.16667in" svg:height="0.33333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6" presentation:style-name="a31" draw:name="Rectangle 10" svg:x="0.09201in" svg:y="6.9375in" svg:width="0.64236in" svg:height="0.53472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g draw:name="Group 11" draw:id="id7">
        <svg:title/>
        <svg:desc/>
        <draw:custom-shape svg:x="0.66667in" svg:y="2.16667in" svg:width="7.66667in" svg:height="0.34722in" draw:id="id8" draw:style-name="a35" draw:name="AutoShape 12">
          <svg:title/>
          <svg:desc/>
          <text:list text:style-name="a34">
            <text:list-item>
              <text:p text:style-name="a33" text:class-names="" text:cond-style-name=""><text:span text:style-name="a32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9" draw:style-name="a39" draw:name="AutoShape 13">
          <svg:title/>
          <svg:desc/>
          <text:list text:style-name="a38">
            <text:list-item>
              <text:p text:style-name="a37" text:class-names="" text:cond-style-name=""><text:span text:style-name="a36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</style:master-page>
    <style:master-page style:name="Master1-Layout1-title-Title-Slide" style:page-layout-name="pageLayout1" draw:style-name="a48">
      <draw:custom-shape svg:x="0in" svg:y="0in" svg:width="5in" svg:height="7.5in" draw:id="id12" draw:style-name="a51" draw:name="Rectangle 2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75in" svg:y="1.08333in" svg:width="5.66667in" svg:height="2.08333in" draw:id="id13" draw:style-name="a54" draw:name="AutoShape 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frame draw:id="id14" presentation:style-name="a57" draw:name="Rectangle 4" svg:x="5.11111in" svg:y="3.20139in" svg:width="4in" svg:height="1.99306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g draw:name="Group 5" draw:id="id15">
        <svg:title/>
        <svg:desc/>
        <draw:custom-shape svg:x="3.97222in" svg:y="5.34722in" svg:width="5.05903in" svg:height="0.34722in" draw:id="id20" draw:style-name="a73" draw:name="AutoShape 6">
          <svg:title/>
          <svg:desc/>
          <text:list text:style-name="a72">
            <text:list-item>
              <text:p text:style-name="a71" text:class-names="" text:cond-style-name=""><text:span text:style-name="a70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9.02083in" svg:y="5.34722in" svg:width="0.28472in" svg:height="0.34896in" draw:id="id21" draw:style-name="a77" draw:name="AutoShape 7">
          <svg:title/>
          <svg:desc/>
          <text:list text:style-name="a76">
            <text:list-item>
              <text:p text:style-name="a75" text:class-names="" text:cond-style-name=""><text:span text:style-name="a74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6" presentation:style-name="a60" draw:name="Rectangle 8" svg:x="2.91667in" svg:y="7.16667in" svg:width="2.08333in" svg:height="0.33333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7" presentation:style-name="a63" draw:name="Rectangle 9" svg:x="5.68229in" svg:y="7.16667in" svg:width="3.58681in" svg:height="0.33333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8" presentation:style-name="a66" draw:name="Rectangle 10" svg:x="0.01042in" svg:y="6.95486in" svg:width="0.64236in" svg:height="0.53472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draw:frame draw:id="id19" presentation:style-name="a69" draw:name="Rectangle 11" svg:x="1.02431in" svg:y="1.55903in" svg:width="8.5in" svg:height="1.25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</style:master-page>
    <style:master-page style:name="Master1-Layout2-obj-Title-and-Content" style:page-layout-name="pageLayout1" draw:style-name="a78">
      <draw:g draw:name="Group 2" draw:id="id22">
        <svg:title/>
        <svg:desc/>
        <draw:custom-shape svg:x="0in" svg:y="0in" svg:width="0.83333in" svg:height="7.5in" draw:id="id32" draw:layer="Master1-bg" draw:style-name="a123" draw:name="Rectangle 3">
          <svg:title/>
          <svg:desc/>
          <text:list text:style-name="a122">
            <text:list-item>
              <text:p text:style-name="a121" text:class-names="" text:cond-style-name=""><text:span text:style-name="a12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33" draw:layer="Master1-bg" draw:style-name="a127" draw:name="Rectangle 4">
          <svg:title/>
          <svg:desc/>
          <text:list text:style-name="a126">
            <text:list-item>
              <text:p text:style-name="a125" text:class-names="" text:cond-style-name=""><text:span text:style-name="a12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23" draw:layer="Master1-bg" draw:style-name="a81" draw:name="AutoShape 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24">
        <svg:title/>
        <svg:desc/>
        <draw:custom-shape svg:x="0.66667in" svg:y="2.16667in" svg:width="7.66667in" svg:height="0.34722in" draw:id="id30" draw:layer="Master1-bg" draw:style-name="a115" draw:name="AutoShape 12">
          <svg:title/>
          <svg:desc/>
          <text:list text:style-name="a114">
            <text:list-item>
              <text:p text:style-name="a113" text:class-names="" text:cond-style-name=""><text:span text:style-name="a112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31" draw:layer="Master1-bg" draw:style-name="a119" draw:name="AutoShape 13">
          <svg:title/>
          <svg:desc/>
          <text:list text:style-name="a118">
            <text:list-item>
              <text:p text:style-name="a117" text:class-names="" text:cond-style-name=""><text:span text:style-name="a116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25" presentation:style-name="a85" draw:name="Title 1" svg:x="1in" svg:y="0.83333in" svg:width="8.75in" svg:height="1.25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26" presentation:style-name="a102" draw:name="Content Placeholder 2" svg:x="1in" svg:y="2.58333in" svg:width="8.75in" svg:height="4.08333in" presentation:class="object" presentation:placeholder="false">
        <draw:text-box>
          <text:list text:style-name="a88">
            <text:list-item>
              <text:p text:style-name="a87" text:class-names="" text:cond-style-name=""><text:span text:style-name="a86" text:class-names="">Click to edit Master text styles</text:span></text:p>
            </text:list-item>
          </text:list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5" draw:name="Date Placeholder 3" svg:x="7.66667in" svg:y="7.16667in" svg:width="2.08333in" svg:height="0.33333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8" presentation:style-name="a108" draw:name="Footer Placeholder 4" svg:x="3.21181in" svg:y="7.14063in" svg:width="3.16667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9" presentation:style-name="a111" draw:name="Slide Number Placeholder 5" svg:x="0.09201in" svg:y="6.9375in" svg:width="0.64236in" svg:height="0.53472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28">
      <draw:g draw:name="Group 2" draw:id="id34">
        <svg:title/>
        <svg:desc/>
        <draw:custom-shape svg:x="0in" svg:y="0in" svg:width="0.83333in" svg:height="7.5in" draw:id="id44" draw:layer="Master1-bg" draw:style-name="a160" draw:name="Rectangle 3">
          <svg:title/>
          <svg:desc/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45" draw:layer="Master1-bg" draw:style-name="a164" draw:name="Rectangle 4">
          <svg:title/>
          <svg:desc/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35" draw:layer="Master1-bg" draw:style-name="a131" draw:name="AutoShape 5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36">
        <svg:title/>
        <svg:desc/>
        <draw:custom-shape svg:x="0.66667in" svg:y="2.16667in" svg:width="7.66667in" svg:height="0.34722in" draw:id="id42" draw:layer="Master1-bg" draw:style-name="a152" draw:name="AutoShape 12">
          <svg:title/>
          <svg:desc/>
          <text:list text:style-name="a151">
            <text:list-item>
              <text:p text:style-name="a150" text:class-names="" text:cond-style-name=""><text:span text:style-name="a149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43" draw:layer="Master1-bg" draw:style-name="a156" draw:name="AutoShape 13">
          <svg:title/>
          <svg:desc/>
          <text:list text:style-name="a155">
            <text:list-item>
              <text:p text:style-name="a154" text:class-names="" text:cond-style-name=""><text:span text:style-name="a153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37" presentation:style-name="a135" draw:name="Title 1" svg:x="0.68229in" svg:y="1.86979in" svg:width="8.625in" svg:height="3.11979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38" presentation:style-name="a139" draw:name="Text Placeholder 2" svg:x="0.68229in" svg:y="5.0191in" svg:width="8.625in" svg:height="1.64062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39" presentation:style-name="a142" draw:name="Date Placeholder 3" svg:x="7.66667in" svg:y="7.16667in" svg:width="2.08333in" svg:height="0.33333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40" presentation:style-name="a145" draw:name="Footer Placeholder 4" svg:x="3.21181in" svg:y="7.14063in" svg:width="3.16667in" svg:height="0.33333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41" presentation:style-name="a148" draw:name="Slide Number Placeholder 5" svg:x="0.09201in" svg:y="6.9375in" svg:width="0.64236in" svg:height="0.53472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65">
      <draw:g draw:name="Group 2" draw:id="id46">
        <svg:title/>
        <svg:desc/>
        <draw:custom-shape svg:x="0in" svg:y="0in" svg:width="0.83333in" svg:height="7.5in" draw:id="id57" draw:layer="Master1-bg" draw:style-name="a227" draw:name="Rectangle 3">
          <svg:title/>
          <svg:desc/>
          <text:list text:style-name="a226">
            <text:list-item>
              <text:p text:style-name="a225" text:class-names="" text:cond-style-name=""><text:span text:style-name="a22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58" draw:layer="Master1-bg" draw:style-name="a231" draw:name="Rectangle 4">
          <svg:title/>
          <svg:desc/>
          <text:list text:style-name="a230">
            <text:list-item>
              <text:p text:style-name="a229" text:class-names="" text:cond-style-name=""><text:span text:style-name="a22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47" draw:layer="Master1-bg" draw:style-name="a168" draw:name="AutoShape 5">
        <svg:title/>
        <svg:desc/>
        <text:p text:style-name="a167" text:class-names="" text:cond-style-name=""><text:span text:style-name="a166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48">
        <svg:title/>
        <svg:desc/>
        <draw:custom-shape svg:x="0.66667in" svg:y="2.16667in" svg:width="7.66667in" svg:height="0.34722in" draw:id="id55" draw:layer="Master1-bg" draw:style-name="a219" draw:name="AutoShape 12">
          <svg:title/>
          <svg:desc/>
          <text:list text:style-name="a218">
            <text:list-item>
              <text:p text:style-name="a217" text:class-names="" text:cond-style-name=""><text:span text:style-name="a216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56" draw:layer="Master1-bg" draw:style-name="a223" draw:name="AutoShape 13">
          <svg:title/>
          <svg:desc/>
          <text:list text:style-name="a222">
            <text:list-item>
              <text:p text:style-name="a221" text:class-names="" text:cond-style-name=""><text:span text:style-name="a220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49" presentation:style-name="a172" draw:name="Title 1" svg:x="1in" svg:y="0.83333in" svg:width="8.75in" svg:height="1.2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50" presentation:style-name="a189" draw:name="Content Placeholder 2" svg:x="1in" svg:y="2.58333in" svg:width="4.29167in" svg:height="4.08333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6" draw:name="Content Placeholder 3" svg:x="5.45833in" svg:y="2.58333in" svg:width="4.29167in" svg:height="4.08333in" presentation:class="object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9" draw:name="Date Placeholder 4" svg:x="7.66667in" svg:y="7.16667in" svg:width="2.08333in" svg:height="0.33333in" presentation:class="date-time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53" presentation:style-name="a212" draw:name="Footer Placeholder 5" svg:x="3.21181in" svg:y="7.14063in" svg:width="3.16667in" svg:height="0.33333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54" presentation:style-name="a215" draw:name="Slide Number Placeholder 6" svg:x="0.09201in" svg:y="6.9375in" svg:width="0.64236in" svg:height="0.53472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2">
      <draw:g draw:name="Group 2" draw:id="id59">
        <svg:title/>
        <svg:desc/>
        <draw:custom-shape svg:x="0in" svg:y="0in" svg:width="0.83333in" svg:height="7.5in" draw:id="id72" draw:layer="Master1-bg" draw:style-name="a302" draw:name="Rectangle 3">
          <svg:title/>
          <svg:desc/>
          <text:list text:style-name="a301">
            <text:list-item>
              <text:p text:style-name="a300" text:class-names="" text:cond-style-name=""><text:span text:style-name="a29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73" draw:layer="Master1-bg" draw:style-name="a306" draw:name="Rectangle 4">
          <svg:title/>
          <svg:desc/>
          <text:list text:style-name="a305">
            <text:list-item>
              <text:p text:style-name="a304" text:class-names="" text:cond-style-name=""><text:span text:style-name="a30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60" draw:layer="Master1-bg" draw:style-name="a235" draw:name="AutoShape 5">
        <svg:title/>
        <svg:desc/>
        <text:p text:style-name="a234" text:class-names="" text:cond-style-name=""><text:span text:style-name="a233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61">
        <svg:title/>
        <svg:desc/>
        <draw:custom-shape svg:x="0.66667in" svg:y="2.16667in" svg:width="7.66667in" svg:height="0.34722in" draw:id="id70" draw:layer="Master1-bg" draw:style-name="a294" draw:name="AutoShape 12">
          <svg:title/>
          <svg:desc/>
          <text:list text:style-name="a293">
            <text:list-item>
              <text:p text:style-name="a292" text:class-names="" text:cond-style-name=""><text:span text:style-name="a29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71" draw:layer="Master1-bg" draw:style-name="a298" draw:name="AutoShape 13">
          <svg:title/>
          <svg:desc/>
          <text:list text:style-name="a297">
            <text:list-item>
              <text:p text:style-name="a296" text:class-names="" text:cond-style-name=""><text:span text:style-name="a295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62" presentation:style-name="a239" draw:name="Title 1" svg:x="0.68924in" svg:y="0.39931in" svg:width="8.625in" svg:height="1.44965in" presentation:class="title" presentation:placeholder="false">
        <draw:text-box>
          <text:p text:style-name="a238" text:class-names="" text:cond-style-name=""><text:span text:style-name="a236" text:class-names="">Click to edit Master title style</text:span><text:span text:style-name="a237" text:class-names=""/></text:p>
        </draw:text-box>
        <svg:title/>
        <svg:desc/>
      </draw:frame>
      <draw:frame draw:id="id63" presentation:style-name="a243" draw:name="Text Placeholder 2" svg:x="0.68924in" svg:y="1.83854in" svg:width="4.2309in" svg:height="0.9010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0.68924in" svg:y="2.73958in" svg:width="4.2309in" svg:height="4.02951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Fifth le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5.0625in" svg:y="1.83854in" svg:width="4.25174in" svg:height="0.9010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66" presentation:style-name="a281" draw:name="Content Placeholder 5" svg:x="5.0625in" svg:y="2.73958in" svg:width="4.25174in" svg:height="4.02951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7.66667in" svg:y="7.16667in" svg:width="2.08333in" svg:height="0.33333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68" presentation:style-name="a287" draw:name="Footer Placeholder 7" svg:x="3.21181in" svg:y="7.14063in" svg:width="3.16667in" svg:height="0.33333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0.09201in" svg:y="6.9375in" svg:width="0.64236in" svg:height="0.53472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07">
      <draw:g draw:name="Group 2" draw:id="id74">
        <svg:title/>
        <svg:desc/>
        <draw:custom-shape svg:x="0in" svg:y="0in" svg:width="0.83333in" svg:height="7.5in" draw:id="id83" draw:layer="Master1-bg" draw:style-name="a335" draw:name="Rectangle 3">
          <svg:title/>
          <svg:desc/>
          <text:list text:style-name="a334">
            <text:list-item>
              <text:p text:style-name="a333" text:class-names="" text:cond-style-name=""><text:span text:style-name="a33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84" draw:layer="Master1-bg" draw:style-name="a339" draw:name="Rectangle 4">
          <svg:title/>
          <svg:desc/>
          <text:list text:style-name="a338">
            <text:list-item>
              <text:p text:style-name="a337" text:class-names="" text:cond-style-name=""><text:span text:style-name="a33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75" draw:layer="Master1-bg" draw:style-name="a310" draw:name="AutoShape 5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76">
        <svg:title/>
        <svg:desc/>
        <draw:custom-shape svg:x="0.66667in" svg:y="2.16667in" svg:width="7.66667in" svg:height="0.34722in" draw:id="id81" draw:layer="Master1-bg" draw:style-name="a327" draw:name="AutoShape 12">
          <svg:title/>
          <svg:desc/>
          <text:list text:style-name="a326">
            <text:list-item>
              <text:p text:style-name="a325" text:class-names="" text:cond-style-name=""><text:span text:style-name="a324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82" draw:layer="Master1-bg" draw:style-name="a331" draw:name="AutoShape 13">
          <svg:title/>
          <svg:desc/>
          <text:list text:style-name="a330">
            <text:list-item>
              <text:p text:style-name="a329" text:class-names="" text:cond-style-name=""><text:span text:style-name="a328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77" presentation:style-name="a314" draw:name="Title 1" svg:x="1in" svg:y="0.83333in" svg:width="8.75in" svg:height="1.25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78" presentation:style-name="a317" draw:name="Date Placeholder 2" svg:x="7.66667in" svg:y="7.16667in" svg:width="2.08333in" svg:height="0.33333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79" presentation:style-name="a320" draw:name="Footer Placeholder 3" svg:x="3.21181in" svg:y="7.14063in" svg:width="3.16667in" svg:height="0.33333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0.09201in" svg:y="6.9375in" svg:width="0.64236in" svg:height="0.53472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0">
      <draw:g draw:name="Group 2" draw:id="id85">
        <svg:title/>
        <svg:desc/>
        <draw:custom-shape svg:x="0in" svg:y="0in" svg:width="0.83333in" svg:height="7.5in" draw:id="id93" draw:layer="Master1-bg" draw:style-name="a364" draw:name="Rectangle 3">
          <svg:title/>
          <svg:desc/>
          <text:list text:style-name="a363">
            <text:list-item>
              <text:p text:style-name="a362" text:class-names="" text:cond-style-name=""><text:span text:style-name="a361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94" draw:layer="Master1-bg" draw:style-name="a368" draw:name="Rectangle 4">
          <svg:title/>
          <svg:desc/>
          <text:list text:style-name="a367">
            <text:list-item>
              <text:p text:style-name="a366" text:class-names="" text:cond-style-name=""><text:span text:style-name="a36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86" draw:layer="Master1-bg" draw:style-name="a343" draw:name="AutoShape 5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87">
        <svg:title/>
        <svg:desc/>
        <draw:custom-shape svg:x="0.66667in" svg:y="2.16667in" svg:width="7.66667in" svg:height="0.34722in" draw:id="id91" draw:layer="Master1-bg" draw:style-name="a356" draw:name="AutoShape 12">
          <svg:title/>
          <svg:desc/>
          <text:list text:style-name="a355">
            <text:list-item>
              <text:p text:style-name="a354" text:class-names="" text:cond-style-name=""><text:span text:style-name="a353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92" draw:layer="Master1-bg" draw:style-name="a360" draw:name="AutoShape 13">
          <svg:title/>
          <svg:desc/>
          <text:list text:style-name="a359">
            <text:list-item>
              <text:p text:style-name="a358" text:class-names="" text:cond-style-name=""><text:span text:style-name="a357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88" presentation:style-name="a346" draw:name="Date Placeholder 1" svg:x="7.66667in" svg:y="7.16667in" svg:width="2.08333in" svg:height="0.33333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89" presentation:style-name="a349" draw:name="Footer Placeholder 2" svg:x="3.21181in" svg:y="7.14063in" svg:width="3.16667in" svg:height="0.33333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90" presentation:style-name="a352" draw:name="Slide Number Placeholder 3" svg:x="0.09201in" svg:y="6.9375in" svg:width="0.64236in" svg:height="0.53472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69">
      <draw:g draw:name="Group 2" draw:id="id95">
        <svg:title/>
        <svg:desc/>
        <draw:custom-shape svg:x="0in" svg:y="0in" svg:width="0.83333in" svg:height="7.5in" draw:id="id106" draw:layer="Master1-bg" draw:style-name="a418" draw:name="Rectangle 3">
          <svg:title/>
          <svg:desc/>
          <text:list text:style-name="a417">
            <text:list-item>
              <text:p text:style-name="a416" text:class-names="" text:cond-style-name=""><text:span text:style-name="a41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07" draw:layer="Master1-bg" draw:style-name="a422" draw:name="Rectangle 4">
          <svg:title/>
          <svg:desc/>
          <text:list text:style-name="a421">
            <text:list-item>
              <text:p text:style-name="a420" text:class-names="" text:cond-style-name=""><text:span text:style-name="a41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96" draw:layer="Master1-bg" draw:style-name="a372" draw:name="AutoShape 5">
        <svg:title/>
        <svg:desc/>
        <text:p text:style-name="a371" text:class-names="" text:cond-style-name=""><text:span text:style-name="a370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97">
        <svg:title/>
        <svg:desc/>
        <draw:custom-shape svg:x="0.66667in" svg:y="2.16667in" svg:width="7.66667in" svg:height="0.34722in" draw:id="id104" draw:layer="Master1-bg" draw:style-name="a410" draw:name="AutoShape 12">
          <svg:title/>
          <svg:desc/>
          <text:list text:style-name="a409">
            <text:list-item>
              <text:p text:style-name="a408" text:class-names="" text:cond-style-name=""><text:span text:style-name="a407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105" draw:layer="Master1-bg" draw:style-name="a414" draw:name="AutoShape 13">
          <svg:title/>
          <svg:desc/>
          <text:list text:style-name="a413">
            <text:list-item>
              <text:p text:style-name="a412" text:class-names="" text:cond-style-name=""><text:span text:style-name="a41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98" presentation:style-name="a376" draw:name="Title 1" svg:x="0.68924in" svg:y="0.5in" svg:width="3.22569in" svg:height="1.75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99" presentation:style-name="a393" draw:name="Content Placeholder 2" svg:x="4.25174in" svg:y="1.07986in" svg:width="5.0625in" svg:height="5.32986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7" draw:name="Text Placeholder 3" svg:x="0.68924in" svg:y="2.25in" svg:width="3.22569in" svg:height="4.1684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ck to 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7.66667in" svg:y="7.16667in" svg:width="2.08333in" svg:height="0.33333in" presentation:class="date-time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02" presentation:style-name="a403" draw:name="Footer Placeholder 5" svg:x="3.21181in" svg:y="7.14063in" svg:width="3.16667in" svg:height="0.33333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0.09201in" svg:y="6.9375in" svg:width="0.64236in" svg:height="0.53472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3">
      <draw:g draw:name="Group 2" draw:id="id108">
        <svg:title/>
        <svg:desc/>
        <draw:custom-shape svg:x="0in" svg:y="0in" svg:width="0.83333in" svg:height="7.5in" draw:id="id119" draw:layer="Master1-bg" draw:style-name="a458" draw:name="Rectangle 3">
          <svg:title/>
          <svg:desc/>
          <text:list text:style-name="a457">
            <text:list-item>
              <text:p text:style-name="a456" text:class-names="" text:cond-style-name=""><text:span text:style-name="a45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20" draw:layer="Master1-bg" draw:style-name="a462" draw:name="Rectangle 4">
          <svg:title/>
          <svg:desc/>
          <text:list text:style-name="a461">
            <text:list-item>
              <text:p text:style-name="a460" text:class-names="" text:cond-style-name=""><text:span text:style-name="a45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09" draw:layer="Master1-bg" draw:style-name="a426" draw:name="AutoShape 5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110">
        <svg:title/>
        <svg:desc/>
        <draw:custom-shape svg:x="0.66667in" svg:y="2.16667in" svg:width="7.66667in" svg:height="0.34722in" draw:id="id117" draw:layer="Master1-bg" draw:style-name="a450" draw:name="AutoShape 12">
          <svg:title/>
          <svg:desc/>
          <text:list text:style-name="a449">
            <text:list-item>
              <text:p text:style-name="a448" text:class-names="" text:cond-style-name=""><text:span text:style-name="a447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118" draw:layer="Master1-bg" draw:style-name="a454" draw:name="AutoShape 13">
          <svg:title/>
          <svg:desc/>
          <text:list text:style-name="a453">
            <text:list-item>
              <text:p text:style-name="a452" text:class-names="" text:cond-style-name=""><text:span text:style-name="a45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11" presentation:style-name="a430" draw:name="Title 1" svg:x="0.68924in" svg:y="0.5in" svg:width="3.22569in" svg:height="1.75in" presentation:class="title" presentation:placeholder="false">
        <draw:text-box>
          <text:p text:style-name="a429" text:class-names="" text:cond-style-name=""><text:span text:style-name="a427" text:class-names="">Click to edit Master title style</text:span><text:span text:style-name="a428" text:class-names=""/></text:p>
        </draw:text-box>
        <svg:title/>
        <svg:desc/>
      </draw:frame>
      <draw:frame draw:id="id112" presentation:style-name="a433" draw:name="Picture Placeholder 2" svg:x="4.25174in" svg:y="1.07986in" svg:width="5.0625in" svg:height="5.32986in" presentation:class="graphic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113" presentation:style-name="a437" draw:name="Text Placeholder 3" svg:x="0.68924in" svg:y="2.25in" svg:width="3.22569in" svg:height="4.1684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7.66667in" svg:y="7.16667in" svg:width="2.08333in" svg:height="0.33333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115" presentation:style-name="a443" draw:name="Footer Placeholder 5" svg:x="3.21181in" svg:y="7.14063in" svg:width="3.16667in" svg:height="0.33333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0.09201in" svg:y="6.9375in" svg:width="0.64236in" svg:height="0.53472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463">
      <draw:g draw:name="Group 2" draw:id="id121">
        <svg:title/>
        <svg:desc/>
        <draw:custom-shape svg:x="0in" svg:y="0in" svg:width="0.83333in" svg:height="7.5in" draw:id="id131" draw:layer="Master1-bg" draw:style-name="a508" draw:name="Rectangle 3">
          <svg:title/>
          <svg:desc/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32" draw:layer="Master1-bg" draw:style-name="a512" draw:name="Rectangle 4">
          <svg:title/>
          <svg:desc/>
          <text:list text:style-name="a511">
            <text:list-item>
              <text:p text:style-name="a510" text:class-names="" text:cond-style-name=""><text:span text:style-name="a50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22" draw:layer="Master1-bg" draw:style-name="a466" draw:name="AutoShape 5">
        <svg:title/>
        <svg:desc/>
        <text:p text:style-name="a465" text:class-names="" text:cond-style-name=""><text:span text:style-name="a464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123">
        <svg:title/>
        <svg:desc/>
        <draw:custom-shape svg:x="0.66667in" svg:y="2.16667in" svg:width="7.66667in" svg:height="0.34722in" draw:id="id129" draw:layer="Master1-bg" draw:style-name="a500" draw:name="AutoShape 12">
          <svg:title/>
          <svg:desc/>
          <text:list text:style-name="a499">
            <text:list-item>
              <text:p text:style-name="a498" text:class-names="" text:cond-style-name=""><text:span text:style-name="a497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130" draw:layer="Master1-bg" draw:style-name="a504" draw:name="AutoShape 13">
          <svg:title/>
          <svg:desc/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24" presentation:style-name="a470" draw:name="Title 1" svg:x="1in" svg:y="0.83333in" svg:width="8.75in" svg:height="1.25in" presentation:class="title" presentation:placeholder="false">
        <draw:text-box>
          <text:p text:style-name="a469" text:class-names="" text:cond-style-name=""><text:span text:style-name="a467" text:class-names="">Click to edit Master title style</text:span><text:span text:style-name="a468" text:class-names=""/></text:p>
        </draw:text-box>
        <svg:title/>
        <svg:desc/>
      </draw:frame>
      <draw:frame draw:id="id125" presentation:style-name="a487" draw:name="Vertical Text Placeholder 2" svg:x="1in" svg:y="2.58333in" svg:width="8.75in" svg:height="4.08333in" presentation:class="outline" presentation:placeholder="false">
        <draw:text-box>
          <text:list text:style-name="a473">
            <text:list-item>
              <text:p text:style-name="a472" text:class-names="" text:cond-style-name=""><text:span text:style-name="a471" text:class-names="">Click to edit Master text styles</text:span></text:p>
            </text:list-item>
          </text:list>
          <text:list text:style-name="a476">
            <text:list-item>
              <text:list text:style-name="a476">
                <text:list-item>
                  <text:p text:style-name="a475" text:class-names="" text:cond-style-name=""><text:span text:style-name="a474" text:class-names="">Second level</text:span></text:p>
                </text:list-item>
              </text:list>
            </text:list-item>
          </text:list>
          <text:list text:style-name="a479">
            <text:list-item>
              <text:list text:style-name="a479">
                <text:list-item>
                  <text:list text:style-name="a479">
                    <text:list-item>
                      <text:p text:style-name="a478" text:class-names="" text:cond-style-name=""><text:span text:style-name="a477" text:class-names="">Third level</text:span></text:p>
                    </text:list-item>
                  </text:list>
                </text:list-item>
              </text:list>
            </text:list-item>
          </text:list>
          <text:list text:style-name="a482">
            <text:list-item>
              <text:list text:style-name="a482">
                <text:list-item>
                  <text:list text:style-name="a482">
                    <text:list-item>
                      <text:list text:style-name="a482">
                        <text:list-item>
                          <text:p text:style-name="a481" text:class-names="" text:cond-style-name=""><text:span text:style-name="a4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list text:style-name="a486">
                            <text:list-item>
                              <text:p text:style-name="a485" text:class-names="" text:cond-style-name=""><text:span text:style-name="a483" text:class-names="">Fifth level</text:span><text:span text:style-name="a4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490" draw:name="Date Placeholder 3" svg:x="7.66667in" svg:y="7.16667in" svg:width="2.08333in" svg:height="0.33333in" presentation:class="date-time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127" presentation:style-name="a493" draw:name="Footer Placeholder 4" svg:x="3.21181in" svg:y="7.14063in" svg:width="3.16667in" svg:height="0.33333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128" presentation:style-name="a496" draw:name="Slide Number Placeholder 5" svg:x="0.09201in" svg:y="6.9375in" svg:width="0.64236in" svg:height="0.53472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513">
      <draw:g draw:name="Group 2" draw:id="id133">
        <svg:title/>
        <svg:desc/>
        <draw:custom-shape svg:x="0in" svg:y="0in" svg:width="0.83333in" svg:height="7.5in" draw:id="id143" draw:layer="Master1-bg" draw:style-name="a558" draw:name="Rectangle 3">
          <svg:title/>
          <svg:desc/>
          <text:list text:style-name="a557">
            <text:list-item>
              <text:p text:style-name="a556" text:class-names="" text:cond-style-name=""><text:span text:style-name="a55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44" draw:layer="Master1-bg" draw:style-name="a562" draw:name="Rectangle 4">
          <svg:title/>
          <svg:desc/>
          <text:list text:style-name="a561">
            <text:list-item>
              <text:p text:style-name="a560" text:class-names="" text:cond-style-name=""><text:span text:style-name="a55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34" draw:layer="Master1-bg" draw:style-name="a516" draw:name="AutoShape 5">
        <svg:title/>
        <svg:desc/>
        <text:p text:style-name="a515" text:class-names="" text:cond-style-name=""><text:span text:style-name="a514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135">
        <svg:title/>
        <svg:desc/>
        <draw:custom-shape svg:x="0.66667in" svg:y="2.16667in" svg:width="7.66667in" svg:height="0.34722in" draw:id="id141" draw:layer="Master1-bg" draw:style-name="a550" draw:name="AutoShape 12">
          <svg:title/>
          <svg:desc/>
          <text:list text:style-name="a549">
            <text:list-item>
              <text:p text:style-name="a548" text:class-names="" text:cond-style-name=""><text:span text:style-name="a547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142" draw:layer="Master1-bg" draw:style-name="a554" draw:name="AutoShape 13">
          <svg:title/>
          <svg:desc/>
          <text:list text:style-name="a553">
            <text:list-item>
              <text:p text:style-name="a552" text:class-names="" text:cond-style-name=""><text:span text:style-name="a55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36" presentation:style-name="a520" draw:name="Vertical Title 1" svg:x="7.5625in" svg:y="0.83333in" svg:width="2.1875in" svg:height="5.83333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137" presentation:style-name="a537" draw:name="Vertical Text Placeholder 2" svg:x="1in" svg:y="0.83333in" svg:width="6.39583in" svg:height="5.83333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540" draw:name="Date Placeholder 3" svg:x="7.66667in" svg:y="7.16667in" svg:width="2.08333in" svg:height="0.33333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139" presentation:style-name="a543" draw:name="Footer Placeholder 4" svg:x="3.21181in" svg:y="7.14063in" svg:width="3.16667in" svg:height="0.33333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140" presentation:style-name="a546" draw:name="Slide Number Placeholder 5" svg:x="0.09201in" svg:y="6.9375in" svg:width="0.64236in" svg:height="0.53472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/></text:span></text:p>
        </draw:text-box>
        <svg:title/>
        <svg:desc/>
      </draw:frame>
    </style:master-page>
    <style:master-page style:name="Master1-Layout12-chartAndTx-Title,-Chart-and-Text" style:page-layout-name="pageLayout1" draw:style-name="a563">
      <draw:g draw:name="Group 2" draw:id="id145">
        <svg:title/>
        <svg:desc/>
        <draw:custom-shape svg:x="0in" svg:y="0in" svg:width="0.83333in" svg:height="7.5in" draw:id="id156" draw:layer="Master1-bg" draw:style-name="a612" draw:name="Rectangle 3">
          <svg:title/>
          <svg:desc/>
          <text:list text:style-name="a611">
            <text:list-item>
              <text:p text:style-name="a610" text:class-names="" text:cond-style-name=""><text:span text:style-name="a60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in" svg:y="0in" svg:width="2.75in" svg:height="1.16667in" draw:id="id157" draw:layer="Master1-bg" draw:style-name="a616" draw:name="Rectangle 4">
          <svg:title/>
          <svg:desc/>
          <text:list text:style-name="a615">
            <text:list-item>
              <text:p text:style-name="a614" text:class-names="" text:cond-style-name=""><text:span text:style-name="a613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</draw:g>
      <draw:custom-shape svg:x="0.83333in" svg:y="0.83333in" svg:width="5.58333in" svg:height="0.66667in" draw:id="id146" draw:layer="Master1-bg" draw:style-name="a566" draw:name="AutoShape 5">
        <svg:title/>
        <svg:desc/>
        <text:p text:style-name="a565" text:class-names="" text:cond-style-name=""><text:span text:style-name="a564" text:class-names=""/></text:p>
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10800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$0"/>
          <draw:equation draw:name="f15" draw:formula="0 - ?f2"/>
          <draw:equation draw:name="f16" draw:formula="?f12 * ?f13"/>
          <draw:equation draw:name="f17" draw:formula="?f11 + ?f14"/>
          <draw:equation draw:name="f18" draw:formula="?f8 / 21600"/>
          <draw:equation draw:name="f19" draw:formula="?f7 / 21600"/>
          <draw:equation draw:name="f20" draw:formula="21600 * ?f8"/>
          <draw:equation draw:name="f21" draw:formula="21600 * ?f7"/>
          <draw:equation draw:name="f22" draw:formula="0 - ?f16"/>
          <draw:equation draw:name="f23" draw:formula="min(?f19, ?f18)"/>
          <draw:equation draw:name="f24" draw:formula="?f20 / ?f9"/>
          <draw:equation draw:name="f25" draw:formula="?f21 / ?f9"/>
          <draw:equation draw:name="f26" draw:formula="?f22 * ?f1"/>
          <draw:equation draw:name="f27" draw:formula="?f26 / ?f10"/>
          <draw:equation draw:name="f28" draw:formula="?f25 - ?f14"/>
          <draw:equation draw:name="f29" draw:formula="?f24 - ?f14"/>
          <draw:equation draw:name="f30" draw:formula="?f11 * ?f23"/>
          <draw:equation draw:name="f31" draw:formula="?f17 * ?f23"/>
          <draw:equation draw:name="f32" draw:formula="?f25 * ?f23"/>
          <draw:equation draw:name="f33" draw:formula="?f24 * ?f23"/>
          <draw:equation draw:name="f34" draw:formula="?f27 - ?f2"/>
          <draw:equation draw:name="f35" draw:formula="?f30 - ?f31"/>
          <draw:equation draw:name="f36" draw:formula="?f31 - ?f30"/>
          <draw:equation draw:name="f37" draw:formula="?f28 * ?f23"/>
          <draw:equation draw:name="f38" draw:formula="?f29 * ?f23"/>
          <draw:equation draw:name="f39" draw:formula="?f34 + ?f2"/>
          <draw:equation draw:name="f40" draw:formula="?f39 * ?f10 / ?f1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abs(?f35)"/>
          <draw:equation draw:name="f46" draw:formula="abs(?f36)"/>
          <draw:equation draw:name="f47" draw:formula="if(?f35, ?f15, ?f2)"/>
          <draw:equation draw:name="f48" draw:formula="if(?f35, ?f2, ?f15)"/>
          <draw:equation draw:name="f49" draw:formula="if(?f35, ?f0, ?f2)"/>
          <draw:equation draw:name="f50" draw:formula="if(?f35, ?f2, ?f0)"/>
          <draw:equation draw:name="f51" draw:formula="?f32 - ?f37"/>
          <draw:equation draw:name="f52" draw:formula="if(?f36, ?f15, ?f2)"/>
          <draw:equation draw:name="f53" draw:formula="if(?f36, ?f2, ?f15)"/>
          <draw:equation draw:name="f54" draw:formula="?f33 - ?f38"/>
          <draw:equation draw:name="f55" draw:formula="?f37 - ?f32"/>
          <draw:equation draw:name="f56" draw:formula="?f38 - ?f33"/>
          <draw:equation draw:name="f57" draw:formula="if(?f35, 0, ?f1)"/>
          <draw:equation draw:name="f58" draw:formula="if(?f35, ?f1, 0)"/>
          <draw:equation draw:name="f59" draw:formula="0 - ?f44"/>
          <draw:equation draw:name="f60" draw:formula="if(?f35, ?f50, ?f49)"/>
          <draw:equation draw:name="f61" draw:formula="if(?f35, ?f49, ?f50)"/>
          <draw:equation draw:name="f62" draw:formula="if(?f36, ?f48, ?f47)"/>
          <draw:equation draw:name="f63" draw:formula="abs(?f51)"/>
          <draw:equation draw:name="f64" draw:formula="if(?f51, 0, ?f1)"/>
          <draw:equation draw:name="f65" draw:formula="if(?f51, ?f1, 0)"/>
          <draw:equation draw:name="f66" draw:formula="if(?f51, ?f52, ?f53)"/>
          <draw:equation draw:name="f67" draw:formula="abs(?f54)"/>
          <draw:equation draw:name="f68" draw:formula="abs(?f55)"/>
          <draw:equation draw:name="f69" draw:formula="if(?f54, ?f15, ?f2)"/>
          <draw:equation draw:name="f70" draw:formula="if(?f54, ?f2, ?f15)"/>
          <draw:equation draw:name="f71" draw:formula="if(?f54, ?f0, ?f2)"/>
          <draw:equation draw:name="f72" draw:formula="if(?f54, ?f2, ?f0)"/>
          <draw:equation draw:name="f73" draw:formula="abs(?f56)"/>
          <draw:equation draw:name="f74" draw:formula="if(?f56, ?f15, ?f2)"/>
          <draw:equation draw:name="f75" draw:formula="if(?f56, ?f2, ?f15)"/>
          <draw:equation draw:name="f76" draw:formula="if(?f56, ?f58, ?f57)"/>
          <draw:equation draw:name="f77" draw:formula="if(?f56, ?f57, ?f58)"/>
          <draw:equation draw:name="f78" draw:formula="?f14 * ?f59"/>
          <draw:equation draw:name="f79" draw:formula="if(?f36, ?f61, ?f60)"/>
          <draw:equation draw:name="f80" draw:formula="if(?f36, ?f65, ?f64)"/>
          <draw:equation draw:name="f81" draw:formula="if(?f36, ?f64, ?f65)"/>
          <draw:equation draw:name="f82" draw:formula="if(?f54, ?f72, ?f71)"/>
          <draw:equation draw:name="f83" draw:formula="if(?f54, ?f71, ?f72)"/>
          <draw:equation draw:name="f84" draw:formula="if(?f55, ?f70, ?f69)"/>
          <draw:equation draw:name="f85" draw:formula="if(?f35, ?f76, ?f77)"/>
          <draw:equation draw:name="f86" draw:formula="if(?f35, ?f74, ?f75)"/>
          <draw:equation draw:name="f87" draw:formula="?f78 * 3163"/>
          <draw:equation draw:name="f88" draw:formula="if(?f51, ?f80, ?f81)"/>
          <draw:equation draw:name="f89" draw:formula="if(?f55, ?f83, ?f82)"/>
          <draw:equation draw:name="f90" draw:formula="?f87 / 7636"/>
          <draw:equation draw:name="f91" draw:formula="?f11 + ?f90"/>
          <draw:equation draw:name="f92" draw:formula="?f24 - ?f90"/>
          <draw:equation draw:name="f93" draw:formula="?f25 - ?f90"/>
          <draw:equation draw:name="f94" draw:formula="21550000 - ?f62"/>
          <draw:equation draw:name="f95" draw:formula="if(?f94, ?f62, 21550000)"/>
          <draw:equation draw:name="f96" draw:formula="-21550000 - ?f95"/>
          <draw:equation draw:name="f97" draw:formula="if(?f96, -21550000, ?f95)"/>
          <draw:equation draw:name="f98" draw:formula="?f79 + ?f97"/>
          <draw:equation draw:name="f99" draw:formula="?f79 + ?f2"/>
          <draw:equation draw:name="f100" draw:formula="?f99 * ?f10 / ?f1"/>
          <draw:equation draw:name="f101" draw:formula="0 - ?f100"/>
          <draw:equation draw:name="f102" draw:formula="cos(?f101)"/>
          <draw:equation draw:name="f103" draw:formula="0 - ?f102"/>
          <draw:equation draw:name="f104" draw:formula="?f103 * ?f45"/>
          <draw:equation draw:name="f105" draw:formula="sin(?f101)"/>
          <draw:equation draw:name="f106" draw:formula="0 - ?f105"/>
          <draw:equation draw:name="f107" draw:formula="?f106 * ?f46"/>
          <draw:equation draw:name="f108" draw:formula="sqrt(?f104 * ?f104 + ?f107 * ?f107 + 0 * 0)"/>
          <draw:equation draw:name="f109" draw:formula="?f45 * ?f46 / ?f108"/>
          <draw:equation draw:name="f110" draw:formula="?f106 * ?f109"/>
          <draw:equation draw:name="f111" draw:formula="?f17 - ?f110"/>
          <draw:equation draw:name="f112" draw:formula="?f103 * ?f109"/>
          <draw:equation draw:name="f113" draw:formula="?f11 - ?f112"/>
          <draw:equation draw:name="f114" draw:formula="?f111 - ?f45"/>
          <draw:equation draw:name="f115" draw:formula="?f113 - ?f46"/>
          <draw:equation draw:name="f116" draw:formula="?f111 + ?f45"/>
          <draw:equation draw:name="f117" draw:formula="?f113 + ?f46"/>
          <draw:equation draw:name="f118" draw:formula="?f98 + ?f2"/>
          <draw:equation draw:name="f119" draw:formula="?f118 * ?f10 / ?f1"/>
          <draw:equation draw:name="f120" draw:formula="0 - ?f119"/>
          <draw:equation draw:name="f121" draw:formula="cos(?f120)"/>
          <draw:equation draw:name="f122" draw:formula="0 - ?f121"/>
          <draw:equation draw:name="f123" draw:formula="?f122 * ?f45"/>
          <draw:equation draw:name="f124" draw:formula="sin(?f120)"/>
          <draw:equation draw:name="f125" draw:formula="0 - ?f124"/>
          <draw:equation draw:name="f126" draw:formula="?f125 * ?f46"/>
          <draw:equation draw:name="f127" draw:formula="sqrt(?f123 * ?f123 + ?f126 * ?f126 + 0 * 0)"/>
          <draw:equation draw:name="f128" draw:formula="?f45 * ?f46 / ?f127"/>
          <draw:equation draw:name="f129" draw:formula="?f125 * ?f128"/>
          <draw:equation draw:name="f130" draw:formula="?f111 + ?f129"/>
          <draw:equation draw:name="f131" draw:formula="?f122 * ?f128"/>
          <draw:equation draw:name="f132" draw:formula="?f113 + ?f131"/>
          <draw:equation draw:name="f133" draw:formula="if(?f97, ?f17, ?f114)"/>
          <draw:equation draw:name="f134" draw:formula="if(?f97, ?f11, ?f115)"/>
          <draw:equation draw:name="f135" draw:formula="if(?f97, ?f17, ?f116)"/>
          <draw:equation draw:name="f136" draw:formula="if(?f97, ?f11, ?f117)"/>
          <draw:equation draw:name="f137" draw:formula="if(?f97, ?f114, ?f130)"/>
          <draw:equation draw:name="f138" draw:formula="if(?f97, ?f115, ?f132)"/>
          <draw:equation draw:name="f139" draw:formula="if(?f97, ?f116, ?f130)"/>
          <draw:equation draw:name="f140" draw:formula="if(?f97, ?f117, ?f132)"/>
          <draw:equation draw:name="f141" draw:formula="21550000 - ?f66"/>
          <draw:equation draw:name="f142" draw:formula="if(?f141, ?f66, 21550000)"/>
          <draw:equation draw:name="f143" draw:formula="-21550000 - ?f142"/>
          <draw:equation draw:name="f144" draw:formula="if(?f143, -21550000, ?f142)"/>
          <draw:equation draw:name="f145" draw:formula="?f88 + ?f144"/>
          <draw:equation draw:name="f146" draw:formula="?f88 + ?f2"/>
          <draw:equation draw:name="f147" draw:formula="?f146 * ?f10 / ?f1"/>
          <draw:equation draw:name="f148" draw:formula="0 - ?f147"/>
          <draw:equation draw:name="f149" draw:formula="cos(?f148)"/>
          <draw:equation draw:name="f150" draw:formula="0 - ?f149"/>
          <draw:equation draw:name="f151" draw:formula="?f150 * ?f46"/>
          <draw:equation draw:name="f152" draw:formula="sin(?f148)"/>
          <draw:equation draw:name="f153" draw:formula="0 - ?f152"/>
          <draw:equation draw:name="f154" draw:formula="?f153 * ?f63"/>
          <draw:equation draw:name="f155" draw:formula="sqrt(?f151 * ?f151 + ?f154 * ?f154 + 0 * 0)"/>
          <draw:equation draw:name="f156" draw:formula="?f46 * ?f63 / ?f155"/>
          <draw:equation draw:name="f157" draw:formula="?f153 * ?f156"/>
          <draw:equation draw:name="f158" draw:formula="?f11 - ?f157"/>
          <draw:equation draw:name="f159" draw:formula="?f150 * ?f156"/>
          <draw:equation draw:name="f160" draw:formula="?f28 - ?f159"/>
          <draw:equation draw:name="f161" draw:formula="?f158 - ?f46"/>
          <draw:equation draw:name="f162" draw:formula="?f160 - ?f63"/>
          <draw:equation draw:name="f163" draw:formula="?f158 + ?f46"/>
          <draw:equation draw:name="f164" draw:formula="?f160 + ?f63"/>
          <draw:equation draw:name="f165" draw:formula="?f145 + ?f2"/>
          <draw:equation draw:name="f166" draw:formula="?f165 * ?f10 / ?f1"/>
          <draw:equation draw:name="f167" draw:formula="0 - ?f166"/>
          <draw:equation draw:name="f168" draw:formula="cos(?f167)"/>
          <draw:equation draw:name="f169" draw:formula="0 - ?f168"/>
          <draw:equation draw:name="f170" draw:formula="?f169 * ?f46"/>
          <draw:equation draw:name="f171" draw:formula="sin(?f167)"/>
          <draw:equation draw:name="f172" draw:formula="0 - ?f171"/>
          <draw:equation draw:name="f173" draw:formula="?f172 * ?f63"/>
          <draw:equation draw:name="f174" draw:formula="sqrt(?f170 * ?f170 + ?f173 * ?f173 + 0 * 0)"/>
          <draw:equation draw:name="f175" draw:formula="?f46 * ?f63 / ?f174"/>
          <draw:equation draw:name="f176" draw:formula="?f172 * ?f175"/>
          <draw:equation draw:name="f177" draw:formula="?f158 + ?f176"/>
          <draw:equation draw:name="f178" draw:formula="?f169 * ?f175"/>
          <draw:equation draw:name="f179" draw:formula="?f160 + ?f178"/>
          <draw:equation draw:name="f180" draw:formula="if(?f144, ?f11, ?f161)"/>
          <draw:equation draw:name="f181" draw:formula="if(?f144, ?f28, ?f162)"/>
          <draw:equation draw:name="f182" draw:formula="if(?f144, ?f11, ?f163)"/>
          <draw:equation draw:name="f183" draw:formula="if(?f144, ?f28, ?f164)"/>
          <draw:equation draw:name="f184" draw:formula="if(?f144, ?f161, ?f177)"/>
          <draw:equation draw:name="f185" draw:formula="if(?f144, ?f162, ?f179)"/>
          <draw:equation draw:name="f186" draw:formula="if(?f144, ?f163, ?f177)"/>
          <draw:equation draw:name="f187" draw:formula="if(?f144, ?f164, ?f179)"/>
          <draw:equation draw:name="f188" draw:formula="21550000 - ?f84"/>
          <draw:equation draw:name="f189" draw:formula="if(?f188, ?f84, 21550000)"/>
          <draw:equation draw:name="f190" draw:formula="-21550000 - ?f189"/>
          <draw:equation draw:name="f191" draw:formula="if(?f190, -21550000, ?f189)"/>
          <draw:equation draw:name="f192" draw:formula="?f89 + ?f191"/>
          <draw:equation draw:name="f193" draw:formula="?f89 + ?f2"/>
          <draw:equation draw:name="f194" draw:formula="?f193 * ?f10 / ?f1"/>
          <draw:equation draw:name="f195" draw:formula="0 - ?f194"/>
          <draw:equation draw:name="f196" draw:formula="cos(?f195)"/>
          <draw:equation draw:name="f197" draw:formula="0 - ?f196"/>
          <draw:equation draw:name="f198" draw:formula="?f197 * ?f67"/>
          <draw:equation draw:name="f199" draw:formula="sin(?f195)"/>
          <draw:equation draw:name="f200" draw:formula="0 - ?f199"/>
          <draw:equation draw:name="f201" draw:formula="?f200 * ?f68"/>
          <draw:equation draw:name="f202" draw:formula="sqrt(?f198 * ?f198 + ?f201 * ?f201 + 0 * 0)"/>
          <draw:equation draw:name="f203" draw:formula="?f67 * ?f68 / ?f202"/>
          <draw:equation draw:name="f204" draw:formula="?f200 * ?f203"/>
          <draw:equation draw:name="f205" draw:formula="?f29 - ?f204"/>
          <draw:equation draw:name="f206" draw:formula="?f197 * ?f203"/>
          <draw:equation draw:name="f207" draw:formula="?f25 - ?f206"/>
          <draw:equation draw:name="f208" draw:formula="?f205 - ?f67"/>
          <draw:equation draw:name="f209" draw:formula="?f207 - ?f68"/>
          <draw:equation draw:name="f210" draw:formula="?f205 + ?f67"/>
          <draw:equation draw:name="f211" draw:formula="?f207 + ?f68"/>
          <draw:equation draw:name="f212" draw:formula="?f192 + ?f2"/>
          <draw:equation draw:name="f213" draw:formula="?f212 * ?f10 / ?f1"/>
          <draw:equation draw:name="f214" draw:formula="0 - ?f213"/>
          <draw:equation draw:name="f215" draw:formula="cos(?f214)"/>
          <draw:equation draw:name="f216" draw:formula="0 - ?f215"/>
          <draw:equation draw:name="f217" draw:formula="?f216 * ?f67"/>
          <draw:equation draw:name="f218" draw:formula="sin(?f214)"/>
          <draw:equation draw:name="f219" draw:formula="0 - ?f218"/>
          <draw:equation draw:name="f220" draw:formula="?f219 * ?f68"/>
          <draw:equation draw:name="f221" draw:formula="sqrt(?f217 * ?f217 + ?f220 * ?f220 + 0 * 0)"/>
          <draw:equation draw:name="f222" draw:formula="?f67 * ?f68 / ?f221"/>
          <draw:equation draw:name="f223" draw:formula="?f219 * ?f222"/>
          <draw:equation draw:name="f224" draw:formula="?f205 + ?f223"/>
          <draw:equation draw:name="f225" draw:formula="?f216 * ?f222"/>
          <draw:equation draw:name="f226" draw:formula="?f207 + ?f225"/>
          <draw:equation draw:name="f227" draw:formula="if(?f191, ?f29, ?f208)"/>
          <draw:equation draw:name="f228" draw:formula="if(?f191, ?f25, ?f209)"/>
          <draw:equation draw:name="f229" draw:formula="if(?f191, ?f29, ?f210)"/>
          <draw:equation draw:name="f230" draw:formula="if(?f191, ?f25, ?f211)"/>
          <draw:equation draw:name="f231" draw:formula="if(?f191, ?f208, ?f224)"/>
          <draw:equation draw:name="f232" draw:formula="if(?f191, ?f209, ?f226)"/>
          <draw:equation draw:name="f233" draw:formula="if(?f191, ?f210, ?f224)"/>
          <draw:equation draw:name="f234" draw:formula="if(?f191, ?f211, ?f226)"/>
          <draw:equation draw:name="f235" draw:formula="21550000 - ?f86"/>
          <draw:equation draw:name="f236" draw:formula="if(?f235, ?f86, 21550000)"/>
          <draw:equation draw:name="f237" draw:formula="-21550000 - ?f236"/>
          <draw:equation draw:name="f238" draw:formula="if(?f237, -21550000, ?f236)"/>
          <draw:equation draw:name="f239" draw:formula="?f85 + ?f238"/>
          <draw:equation draw:name="f240" draw:formula="?f85 + ?f2"/>
          <draw:equation draw:name="f241" draw:formula="?f240 * ?f10 / ?f1"/>
          <draw:equation draw:name="f242" draw:formula="0 - ?f241"/>
          <draw:equation draw:name="f243" draw:formula="cos(?f242)"/>
          <draw:equation draw:name="f244" draw:formula="0 - ?f243"/>
          <draw:equation draw:name="f245" draw:formula="?f244 * ?f73"/>
          <draw:equation draw:name="f246" draw:formula="sin(?f242)"/>
          <draw:equation draw:name="f247" draw:formula="0 - ?f246"/>
          <draw:equation draw:name="f248" draw:formula="?f247 * ?f45"/>
          <draw:equation draw:name="f249" draw:formula="sqrt(?f245 * ?f245 + ?f248 * ?f248 + 0 * 0)"/>
          <draw:equation draw:name="f250" draw:formula="?f73 * ?f45 / ?f249"/>
          <draw:equation draw:name="f251" draw:formula="?f247 * ?f250"/>
          <draw:equation draw:name="f252" draw:formula="?f24 - ?f251"/>
          <draw:equation draw:name="f253" draw:formula="?f244 * ?f250"/>
          <draw:equation draw:name="f254" draw:formula="?f17 - ?f253"/>
          <draw:equation draw:name="f255" draw:formula="?f252 - ?f73"/>
          <draw:equation draw:name="f256" draw:formula="?f254 - ?f45"/>
          <draw:equation draw:name="f257" draw:formula="?f252 + ?f73"/>
          <draw:equation draw:name="f258" draw:formula="?f254 + ?f45"/>
          <draw:equation draw:name="f259" draw:formula="?f239 + ?f2"/>
          <draw:equation draw:name="f260" draw:formula="?f259 * ?f10 / ?f1"/>
          <draw:equation draw:name="f261" draw:formula="0 - ?f260"/>
          <draw:equation draw:name="f262" draw:formula="cos(?f261)"/>
          <draw:equation draw:name="f263" draw:formula="0 - ?f262"/>
          <draw:equation draw:name="f264" draw:formula="?f263 * ?f73"/>
          <draw:equation draw:name="f265" draw:formula="sin(?f261)"/>
          <draw:equation draw:name="f266" draw:formula="0 - ?f265"/>
          <draw:equation draw:name="f267" draw:formula="?f266 * ?f45"/>
          <draw:equation draw:name="f268" draw:formula="sqrt(?f264 * ?f264 + ?f267 * ?f267 + 0 * 0)"/>
          <draw:equation draw:name="f269" draw:formula="?f73 * ?f45 / ?f268"/>
          <draw:equation draw:name="f270" draw:formula="?f266 * ?f269"/>
          <draw:equation draw:name="f271" draw:formula="?f252 + ?f270"/>
          <draw:equation draw:name="f272" draw:formula="?f263 * ?f269"/>
          <draw:equation draw:name="f273" draw:formula="?f254 + ?f272"/>
          <draw:equation draw:name="f274" draw:formula="if(?f238, ?f24, ?f255)"/>
          <draw:equation draw:name="f275" draw:formula="if(?f238, ?f17, ?f256)"/>
          <draw:equation draw:name="f276" draw:formula="if(?f238, ?f24, ?f257)"/>
          <draw:equation draw:name="f277" draw:formula="if(?f238, ?f17, ?f258)"/>
          <draw:equation draw:name="f278" draw:formula="if(?f238, ?f255, ?f271)"/>
          <draw:equation draw:name="f279" draw:formula="if(?f238, ?f256, ?f273)"/>
          <draw:equation draw:name="f280" draw:formula="if(?f238, ?f257, ?f271)"/>
          <draw:equation draw:name="f281" draw:formula="if(?f238, ?f258, ?f273)"/>
        </draw:enhanced-geometry>
      </draw:custom-shape>
      <draw:g draw:name="Group 11" draw:id="id147">
        <svg:title/>
        <svg:desc/>
        <draw:custom-shape svg:x="0.66667in" svg:y="2.16667in" svg:width="7.66667in" svg:height="0.34722in" draw:id="id154" draw:layer="Master1-bg" draw:style-name="a604" draw:name="AutoShape 12">
          <svg:title/>
          <svg:desc/>
          <text:list text:style-name="a603">
            <text:list-item>
              <text:p text:style-name="a602" text:class-names="" text:cond-style-name=""><text:span text:style-name="a601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25in" svg:y="2.16667in" svg:width="0.43056in" svg:height="0.34896in" draw:id="id155" draw:layer="Master1-bg" draw:style-name="a608" draw:name="AutoShape 13">
          <svg:title/>
          <svg:desc/>
          <text:list text:style-name="a607">
            <text:list-item>
              <text:p text:style-name="a606" text:class-names="" text:cond-style-name=""><text:span text:style-name="a605" text:class-names=""/></text:p>
            </text:list-item>
          </text:list>
          <draw:enhanced-geometry xmlns:dr3d="urn:oasis:names:tc:opendocument:xmlns:dr3d:1.0" draw:path-stretchpoint-x="21600" draw:path-stretchpoint-y="21600" draw:type="non-primitive" svg:viewBox="0 0 21600 21600" draw:enhanced-path="M ?f11 ?f11 L ?f25 ?f11 A ?f82 ?f83 ?f84 ?f85 ?f25 ?f11 ?f79 ?f81  W ?f86 ?f87 ?f88 ?f89 ?f25 ?f11 ?f79 ?f81 L ?f11 ?f19 Z N" draw:text-areas="?f11 ?f41 ?f40 ?f42" draw:mirror-horizontal="true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2700000 + ?f2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2"/>
            <draw:equation draw:name="f27" draw:formula="?f23 * ?f17"/>
            <draw:equation draw:name="f28" draw:formula="?f22 * ?f17"/>
            <draw:equation draw:name="f29" draw:formula="?f26 + ?f2"/>
            <draw:equation draw:name="f30" draw:formula="?f29 * ?f10 / ?f1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+ ?f38"/>
            <draw:equation draw:name="f41" draw:formula="?f24 - ?f39"/>
            <draw:equation draw:name="f42" draw:formula="?f24 + ?f39"/>
            <draw:equation draw:name="f43" draw:formula="21550000 - ?f1"/>
            <draw:equation draw:name="f44" draw:formula="if(?f43, ?f1, 21550000)"/>
            <draw:equation draw:name="f45" draw:formula="-21550000 - ?f44"/>
            <draw:equation draw:name="f46" draw:formula="if(?f45, -21550000, ?f44)"/>
            <draw:equation draw:name="f47" draw:formula="?f0 + ?f46"/>
            <draw:equation draw:name="f48" draw:formula="?f0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27"/>
            <draw:equation draw:name="f54" draw:formula="sin(?f50)"/>
            <draw:equation draw:name="f55" draw:formula="0 - ?f54"/>
            <draw:equation draw:name="f56" draw:formula="?f55 * ?f28"/>
            <draw:equation draw:name="f57" draw:formula="sqrt(?f53 * ?f53 + ?f56 * ?f56 + 0 * 0)"/>
            <draw:equation draw:name="f58" draw:formula="?f27 * ?f28 / ?f57"/>
            <draw:equation draw:name="f59" draw:formula="?f55 * ?f58"/>
            <draw:equation draw:name="f60" draw:formula="?f25 - ?f59"/>
            <draw:equation draw:name="f61" draw:formula="?f52 * ?f58"/>
            <draw:equation draw:name="f62" draw:formula="?f11 - ?f61"/>
            <draw:equation draw:name="f63" draw:formula="?f60 - ?f27"/>
            <draw:equation draw:name="f64" draw:formula="?f62 - ?f28"/>
            <draw:equation draw:name="f65" draw:formula="?f60 + ?f27"/>
            <draw:equation draw:name="f66" draw:formula="?f62 + ?f28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27"/>
            <draw:equation draw:name="f73" draw:formula="sin(?f69)"/>
            <draw:equation draw:name="f74" draw:formula="0 - ?f73"/>
            <draw:equation draw:name="f75" draw:formula="?f74 * ?f28"/>
            <draw:equation draw:name="f76" draw:formula="sqrt(?f72 * ?f72 + ?f75 * ?f75 + 0 * 0)"/>
            <draw:equation draw:name="f77" draw:formula="?f27 * ?f28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25, ?f63)"/>
            <draw:equation draw:name="f83" draw:formula="if(?f46, ?f11, ?f64)"/>
            <draw:equation draw:name="f84" draw:formula="if(?f46, ?f25, ?f65)"/>
            <draw:equation draw:name="f85" draw:formula="if(?f46, ?f11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</draw:enhanced-geometry>
        </draw:custom-shape>
      </draw:g>
      <draw:frame draw:id="id148" presentation:style-name="a570" draw:name="Title 1" svg:x="1in" svg:y="0.83333in" svg:width="8.75in" svg:height="1.25in" presentation:class="title" presentation:placeholder="false">
        <draw:text-box>
          <text:p text:style-name="a569" text:class-names="" text:cond-style-name=""><text:span text:style-name="a567" text:class-names="">Click to edit Master title style</text:span><text:span text:style-name="a568" text:class-names=""/></text:p>
        </draw:text-box>
        <svg:title/>
        <svg:desc/>
      </draw:frame>
      <draw:frame draw:id="id149" presentation:style-name="a574" draw:name="Chart Placeholder 2" svg:x="1in" svg:y="2.58333in" svg:width="4.29167in" svg:height="4.08333in" presentation:class="chart" presentation:placeholder="false">
        <draw:text-box>
          <text:list text:style-name="a573">
            <text:list-item>
              <text:p text:style-name="a572" text:class-names="" text:cond-style-name=""><text:span text:style-name="a571" text:class-names=""/></text:p>
            </text:list-item>
          </text:list>
        </draw:text-box>
        <svg:title/>
        <svg:desc/>
      </draw:frame>
      <draw:frame draw:id="id150" presentation:style-name="a591" draw:name="Text Placeholder 3" svg:x="5.45833in" svg:y="2.58333in" svg:width="4.29167in" svg:height="4.08333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1" presentation:style-name="a594" draw:name="Date Placeholder 4" svg:x="7.66667in" svg:y="7.16667in" svg:width="2.08333in" svg:height="0.33333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152" presentation:style-name="a597" draw:name="Footer Placeholder 5" svg:x="3.21181in" svg:y="7.14063in" svg:width="3.16667in" svg:height="0.33333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53" presentation:style-name="a600" draw:name="Slide Number Placeholder 6" svg:x="0.09201in" svg:y="6.9375in" svg:width="0.64236in" svg:height="0.53472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IASTED</meta:initial-creator>
    <dc:creator>Aleksandr Kupriienko</dc:creator>
    <meta:creation-date>2001-12-11T23:34:17Z</meta:creation-date>
    <dc:date>2019-07-04T05:18:15Z</dc:date>
    <meta:template xlink:href="file:///C:/Program%20Files/Microsoft%20Office/Templates/Presentation%20Designs/LaVerne.pot" xlink:type="simple"/>
    <meta:editing-cycles>37</meta:editing-cycles>
    <meta:editing-duration>PT28988S</meta:editing-duration>
    <meta:document-statistic meta:paragraph-count="20" meta:word-count="72"/>
  </office:meta>
</office:document-meta>
</file>